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Sans" svg:font-family="'Liberation Sans'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OpenSymbol" svg:font-family="OpenSymbol, 'Arial Unicode MS'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le1" style:family="table">
      <style:table-properties style:width="6.925in" fo:margin-left="-0.025in" table:align="left" style:writing-mode="lr-tb"/>
    </style:style>
    <style:style style:name="Table1.A" style:family="table-column">
      <style:table-column-properties style:column-width="1.3743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33in"/>
    </style:style>
    <style:style style:name="Table1.D" style:family="table-column">
      <style:table-column-properties style:column-width="0.6917in"/>
    </style:style>
    <style:style style:name="Table1.E" style:family="table-column">
      <style:table-column-properties style:column-width="0.7417in"/>
    </style:style>
    <style:style style:name="Table1.F" style:family="table-column">
      <style:table-column-properties style:column-width="0.3167in"/>
    </style:style>
    <style:style style:name="Table1.G" style:family="table-column">
      <style:table-column-properties style:column-width="1.6174in"/>
    </style:style>
    <style:style style:name="Table1.1" style:family="table-row">
      <style:table-row-properties style:min-row-height="0.683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1.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pt solid #000000" style:writing-mode="lr-tb"/>
    </style:style>
    <style:style style:name="Table1.G2" style:family="table-cell">
      <style:table-cell-properties style:vertical-align="top" fo:padding-left="0.075in" fo:padding-right="0.075in" fo:padding-top="0in" fo:padding-bottom="0in" fo:border-left="0.5pt solid #000000" fo:border-right="1.5pt solid #000000" fo:border-top="1.5pt solid #000000" fo:border-bottom="1pt solid #000000" style:writing-mode="lr-tb"/>
    </style:style>
    <style:style style:name="Table1.3" style:family="table-row">
      <style:table-row-properties style:min-row-height="0.3674in" fo:keep-together="auto"/>
    </style:style>
    <style:style style:name="Table1.A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E3" style:family="table-cell">
      <style:table-cell-properties style:vertical-align="top" fo:padding-left="0.075in" fo:padding-right="0.075in" fo:padding-top="0in" fo:padding-bottom="0in" fo:border-left="0.5pt solid #000000" fo:border-right="1.5pt solid #000000" fo:border-top="1.5pt solid #000000" fo:border-bottom="1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1.5" style:family="table-row">
      <style:table-row-properties style:min-row-height="1.0681in" fo:keep-together="auto"/>
    </style:style>
    <style:style style:name="Table1.6" style:family="table-row">
      <style:table-row-properties style:min-row-height="0.8479in" fo:keep-together="auto"/>
    </style:style>
    <style:style style:name="Table1.7" style:family="table-row">
      <style:table-row-properties style:min-row-height="0.7424in" fo:keep-together="auto"/>
    </style:style>
    <style:style style:name="Table1.8" style:family="table-row">
      <style:table-row-properties style:min-row-height="1.1049in" fo:keep-together="auto"/>
    </style:style>
    <style:style style:name="Table1.9" style:family="table-row">
      <style:table-row-properties style:min-row-height="0.2014in" fo:keep-together="auto"/>
    </style:style>
    <style:style style:name="Table1.A9" style:family="table-cell">
      <style:table-cell-properties style:vertical-align="top" fo:background-color="#dddddd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1.10" style:family="table-row">
      <style:table-row-properties style:min-row-height="0.291in" fo:keep-together="always"/>
    </style:style>
    <style:style style:name="Table1.A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0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11" style:family="table-row">
      <style:table-row-properties style:min-row-height="0.2854in" fo:keep-together="always"/>
    </style:style>
    <style:style style:name="Table1.A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1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A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2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3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14" style:family="table-row">
      <style:table-row-properties style:min-row-height="0.1847in" fo:keep-together="always"/>
    </style:style>
    <style:style style:name="Table1.A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4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A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5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16" style:family="table-row">
      <style:table-row-properties style:min-row-height="0.0486in" fo:keep-together="always"/>
    </style:style>
    <style:style style:name="Table1.A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6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A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7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1.5pt solid #000000" style:writing-mode="lr-tb"/>
    </style:style>
    <style:style style:name="Table1.18" style:family="table-row">
      <style:table-row-properties style:row-height="0.4951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Lucida Bright" fo:font-size="18pt" fo:font-weight="bold" style:font-size-asian="18pt" style:font-weight-asian="bold" style:font-name-complex="Lucida Bright" style:font-size-complex="18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 style:vertical-align="middle" style:writing-mode="lr-tb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 style:list-style-name="WW8Num1"/>
    <style:style style:name="P8" style:family="paragraph" style:parent-style-name="Standard" style:list-style-name="WW8Num1">
      <style:text-properties officeooo:paragraph-rsid="00373229"/>
    </style:style>
    <style:style style:name="P9" style:family="paragraph" style:parent-style-name="Standard" style:list-style-name="WW8Num2">
      <loext:graphic-properties draw:fill="none"/>
      <style:paragraph-properties fo:margin-left="0.3118in" fo:margin-right="0in" fo:line-height="115%" fo:orphans="2" fo:widows="2" fo:hyphenation-ladder-count="no-limit" fo:text-indent="-0.25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10" style:family="paragraph" style:parent-style-name="Standard" style:list-style-name="WW8Num3">
      <loext:graphic-properties draw:fill="none"/>
      <style:paragraph-properties fo:margin-left="0.3118in" fo:margin-right="0in" fo:orphans="2" fo:widows="2" fo:hyphenation-ladder-count="no-limit" fo:text-indent="-0.25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text-properties officeooo:paragraph-rsid="00373229"/>
    </style:style>
    <style:style style:name="P13" style:family="paragraph" style:parent-style-name="Standard" style:list-style-name="WW8Num1">
      <style:text-properties fo:font-weight="normal" officeooo:paragraph-rsid="00373229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73229" style:font-weight-asian="bold"/>
    </style:style>
    <style:style style:name="T3" style:family="text">
      <style:text-properties officeooo:rsid="00373229"/>
    </style:style>
    <style:style style:name="T4" style:family="text">
      <style:text-properties fo:font-weight="normal" officeooo:rsid="00373229" style:font-weight-asian="normal" style:font-weight-complex="normal"/>
    </style:style>
  </office:automatic-styles>
  <office:body>
    <office:text>
      <office:forms form:automatic-focus="false" form:apply-design-mode="tru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">Clue Report</text:p>
          </table:table-cell>
          <table:table-cell table:style-name="Table1.B2" table:number-columns-spanned="2" office:value-type="string">
            <text:p text:style-name="P2">Incident Name:</text:p>
          </table:table-cell>
          <table:covered-table-cell/>
          <table:table-cell table:style-name="Table1.B2" table:number-columns-spanned="3" office:value-type="string">
            <text:p text:style-name="P2">Date:</text:p>
            <text:p text:style-name="P2"/>
          </table:table-cell>
          <table:covered-table-cell/>
          <table:covered-table-cell/>
          <table:table-cell table:style-name="Table1.G2" office:value-type="string">
            <text:p text:style-name="P2">Operational Period:</text:p>
          </table:table-cell>
        </table:table-row>
        <table:table-row table:style-name="Table1.3">
          <table:table-cell table:style-name="Table1.A3" office:value-type="string">
            <text:p text:style-name="Standard"><text:span text:style-name="T1">Clue Number:</text:span></text:p>
          </table:table-cell>
          <table:table-cell table:style-name="Table1.B3" table:number-columns-spanned="3" office:value-type="string">
            <text:p text:style-name="P2">Date/Time Located:</text:p>
          </table:table-cell>
          <table:covered-table-cell/>
          <table:covered-table-cell/>
          <table:table-cell table:style-name="Table1.E3" table:number-columns-spanned="3" office:value-type="string">
            <text:p text:style-name="P2">Team That Located Clue:</text:p>
          </table:table-cell>
          <table:covered-table-cell/>
          <table:covered-table-cell/>
        </table:table-row>
        <table:table-row table:style-name="Table1.3">
          <table:table-cell table:style-name="Table1.A4" table:number-columns-spanned="7" office:value-type="string">
            <text:p text:style-name="P2">Name of Individual That Located Clue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4" table:number-columns-spanned="7" office:value-type="string">
            <text:p text:style-name="P2">Description of Clue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4" table:number-columns-spanned="7" office:value-type="string">
            <text:p text:style-name="P2">Location Found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4" table:number-columns-spanned="7" office:value-type="string">
            <text:p text:style-name="P2">To Investigations:</text:p>
            <text:list xml:id="list3300381174" text:style-name="WW8Num1">
              <text:list-item>
                <text:p text:style-name="P7"><text:span text:style-name="T1">Urgent Reply Needed,</text:span> Team standing by Time _______________</text:p>
              </text:list-item>
              <text:list-item>
                <text:p text:style-name="P8">Information Only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4" table:number-columns-spanned="7" office:value-type="string">
            <text:p text:style-name="P12"><text:span text:style-name="T1">Instruction to Team:</text:span></text:p>
            <text:list xml:id="list200933793007922" text:continue-numbering="true" text:style-name="WW8Num1">
              <text:list-item>
                <text:p text:style-name="P13"><text:span text:style-name="T3">Collect</text:span></text:p>
              </text:list-item>
              <text:list-item>
                <text:p text:style-name="P13"><text:span text:style-name="T3">Mark and Leave</text:span></text:p>
              </text:list-item>
              <text:list-item>
                <text:p text:style-name="P13"><text:span text:style-name="T3">Disregard</text:span></text:p>
              </text:list-item>
              <text:list-item>
                <text:p text:style-name="P8"><text:span text:style-name="T4">Other</text:span> ________________________________________________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7" office:value-type="string">
            <text:p text:style-name="P2">Clue &amp; Segment Probabilities to be Completed by Pla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7" table:number-rows-spanned="5" table:number-columns-spanned="2" office:value-type="string">
            <text:p text:style-name="P2">Clue Probability:</text:p>
            <text:list xml:id="list2060807347" text:style-name="WW8Num2">
              <text:list-item>
                <text:p text:style-name="P9">Very Likely a good clue</text:p>
              </text:list-item>
              <text:list-item>
                <text:p text:style-name="P9">Probably a good clue</text:p>
              </text:list-item>
              <text:list-item>
                <text:p text:style-name="P9">May be a good clue</text:p>
              </text:list-item>
              <text:list-item>
                <text:p text:style-name="P9">Probably not a good clue</text:p>
              </text:list-item>
              <text:list-item>
                <text:p text:style-name="P9">Very likely not a good clue</text:p>
              </text:list-item>
              <text:list-item>
                <text:p text:style-name="P9">Don’t know</text:p>
              </text:list-item>
            </text:list>
          </table:table-cell>
          <table:covered-table-cell/>
          <table:table-cell table:style-name="Table1.C10" table:number-columns-spanned="3" office:value-type="string">
            <text:p text:style-name="P2">Segment Probability</text:p>
          </table:table-cell>
          <table:covered-table-cell/>
          <table:covered-table-cell/>
          <table:table-cell table:style-name="Table1.F10" table:number-columns-spanned="2" office:value-type="string">
            <text:p text:style-name="P2">List Segments</text:p>
          </table:table-cell>
          <table:covered-table-cell/>
        </table:table-row>
        <table:table-row table:style-name="Table1.11">
          <table:covered-table-cell table:style-name="Table1.A17"/>
          <table:covered-table-cell/>
          <table:table-cell table:style-name="Table1.C11" table:number-columns-spanned="3" office:value-type="string">
            <text:p text:style-name="P3">Virtual 100% certain clue means subject is in these segments</text:p>
          </table:table-cell>
          <table:covered-table-cell/>
          <table:covered-table-cell/>
          <table:table-cell table:style-name="Table1.F11" table:number-columns-spanned="2" office:value-type="string">
            <text:p text:style-name="P4"/>
          </table:table-cell>
          <table:covered-table-cell/>
        </table:table-row>
        <table:table-row table:style-name="Table1.11">
          <table:covered-table-cell table:style-name="Table1.A17"/>
          <table:covered-table-cell/>
          <table:table-cell table:style-name="Table1.C12" table:number-columns-spanned="3" office:value-type="string">
            <text:p text:style-name="P3">Very strong chance that clue means subject is in these segments</text:p>
          </table:table-cell>
          <table:covered-table-cell/>
          <table:covered-table-cell/>
          <table:table-cell table:style-name="Table1.F12" table:number-columns-spanned="2" office:value-type="string">
            <text:p text:style-name="P4"/>
          </table:table-cell>
          <table:covered-table-cell/>
        </table:table-row>
        <table:table-row table:style-name="Table1.11">
          <table:covered-table-cell table:style-name="Table1.A17"/>
          <table:covered-table-cell/>
          <table:table-cell table:style-name="Table1.C13" table:number-columns-spanned="3" office:value-type="string">
            <text:p text:style-name="P3">Better than even chance that clue means subject is in these segments</text:p>
          </table:table-cell>
          <table:covered-table-cell/>
          <table:covered-table-cell/>
          <table:table-cell table:style-name="Table1.F13" table:number-columns-spanned="2" office:value-type="string">
            <text:p text:style-name="P4"/>
          </table:table-cell>
          <table:covered-table-cell/>
        </table:table-row>
        <table:table-row table:style-name="Table1.14">
          <table:covered-table-cell table:style-name="Table1.A17"/>
          <table:covered-table-cell/>
          <table:table-cell table:style-name="Table1.C14" table:number-columns-spanned="3" office:value-type="string">
            <text:p text:style-name="P3">No information from the clue to suggest subject is or is not in these segments</text:p>
          </table:table-cell>
          <table:covered-table-cell/>
          <table:covered-table-cell/>
          <table:table-cell table:style-name="Table1.F14" table:number-columns-spanned="2" office:value-type="string">
            <text:p text:style-name="P4"/>
          </table:table-cell>
          <table:covered-table-cell/>
        </table:table-row>
        <table:table-row table:style-name="Table1.11">
          <table:table-cell table:style-name="Table1.A17" table:number-rows-spanned="3" table:number-columns-spanned="2" office:value-type="string">
            <text:p text:style-name="P2">Copies</text:p>
            <text:list xml:id="list54098141" text:style-name="WW8Num3">
              <text:list-item>
                <text:p text:style-name="P10">Plans</text:p>
              </text:list-item>
              <text:list-item>
                <text:p text:style-name="P10">Investigations</text:p>
              </text:list-item>
              <text:list-item>
                <text:p text:style-name="P10">Debriefing</text:p>
              </text:list-item>
              <text:list-item>
                <text:p text:style-name="P10">Attach to clue</text:p>
              </text:list-item>
              <text:list-item>
                <text:p text:style-name="P10">Other ______________</text:p>
              </text:list-item>
            </text:list>
          </table:table-cell>
          <table:covered-table-cell/>
          <table:table-cell table:style-name="Table1.C15" table:number-columns-spanned="3" office:value-type="string">
            <text:p text:style-name="P3">Better than even chance that clue means subject is not in these segments</text:p>
          </table:table-cell>
          <table:covered-table-cell/>
          <table:covered-table-cell/>
          <table:table-cell table:style-name="Table1.F15" table:number-columns-spanned="2" office:value-type="string">
            <text:p text:style-name="P4"/>
          </table:table-cell>
          <table:covered-table-cell/>
        </table:table-row>
        <table:table-row table:style-name="Table1.16">
          <table:covered-table-cell table:style-name="Table1.A17"/>
          <table:covered-table-cell/>
          <table:table-cell table:style-name="Table1.C16" table:number-columns-spanned="3" office:value-type="string">
            <text:p text:style-name="P3">Very strong chance that clue means subject is not in these segments</text:p>
          </table:table-cell>
          <table:covered-table-cell/>
          <table:covered-table-cell/>
          <table:table-cell table:style-name="Table1.F16" table:number-columns-spanned="2" office:value-type="string">
            <text:p text:style-name="P4"/>
          </table:table-cell>
          <table:covered-table-cell/>
        </table:table-row>
        <table:table-row table:style-name="Table1.11">
          <table:covered-table-cell table:style-name="Table1.A17"/>
          <table:covered-table-cell/>
          <table:table-cell table:style-name="Table1.A3" table:number-columns-spanned="3" office:value-type="string">
            <text:p text:style-name="P3">Virtual 100% certain clue means subject is not in these segments</text:p>
          </table:table-cell>
          <table:covered-table-cell/>
          <table:covered-table-cell/>
          <table:table-cell table:style-name="Table1.F17" table:number-columns-spanned="2" office:value-type="string">
            <text:p text:style-name="P4"/>
          </table:table-cell>
          <table:covered-table-cell/>
        </table:table-row>
        <table:table-row table:style-name="Table1.18">
          <table:table-cell table:style-name="Table1.A3" table:number-columns-spanned="3" office:value-type="string">
            <text:p text:style-name="P2">Prepared By:</text:p>
          </table:table-cell>
          <table:covered-table-cell/>
          <table:covered-table-cell/>
          <table:table-cell table:style-name="Table1.A4" table:number-columns-spanned="4" office:value-type="string">
            <text:p text:style-name="P2">Clue &amp; Segment Probabilities Prepared By: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/>
    <style:font-face style:name="Liberation Sans" svg:font-family="'Liberation Sans'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OpenSymbol" svg:font-family="OpenSymbol, 'Arial Unicode MS'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charset="x-symbol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charset="x-symbol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charset="x-symbol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4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4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4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4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4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4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4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4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9in" fo:margin-right="0.7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earch and Rescue Clue Report Form</dc:title>
    <meta:initial-creator>dclement</meta:initial-creator>
    <meta:creation-date>2010-03-15T20:41:00</meta:creation-date>
    <dc:date>2022-06-19T20:09:33.321000000</dc:date>
    <meta:print-date>2012-03-13T12:42:00</meta:print-date>
    <meta:editing-cycles>35</meta:editing-cycles>
    <meta:editing-duration>PT8H24M38S</meta:editing-duration>
    <meta:generator>LibreOffice/7.3.4.2$Windows_X86_64 LibreOffice_project/728fec16bd5f605073805c3c9e7c4212a0120dc5</meta:generator>
    <meta:document-statistic meta:table-count="1" meta:image-count="0" meta:object-count="0" meta:page-count="1" meta:paragraph-count="43" meta:word-count="208" meta:character-count="1205" meta:non-whitespace-character-count="1057"/>
  </office:meta>
</office:document-meta>
</file>